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l" svg:font-family="Aril"/>
    <style:font-face style:name="Lohit Devanagari1" svg:font-family="'Lohit Devanagari'"/>
    <style:font-face style:name="Ri" svg:font-family="Ri"/>
    <style:font-face style:name="Arial2" svg:font-family="Arial" style:font-family-generic="swiss"/>
    <style:font-face style:name="Arial" svg:font-family="Arial" style:font-adornments="Regular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2" fo:font-size="10pt" officeooo:paragraph-rsid="0012d0f1" style:font-size-asian="10pt" style:font-size-complex="10pt"/>
    </style:style>
    <style:style style:name="P2" style:family="paragraph" style:parent-style-name="Standard">
      <style:text-properties fo:font-size="10pt" fo:font-weight="bold" officeooo:rsid="0012d0f1" officeooo:paragraph-rsid="0012d0f1" style:font-size-asian="8.75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officeooo:rsid="0012d0f1" officeooo:paragraph-rsid="0012d0f1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3f7b2" officeooo:paragraph-rsid="0013f7b2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14c125" officeooo:paragraph-rsid="0014c125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4c125" officeooo:paragraph-rsid="0016927d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868fb" officeooo:paragraph-rsid="001868fb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918b9" officeooo:paragraph-rsid="001918b9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918b9" officeooo:paragraph-rsid="00576ac7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adc8e" officeooo:paragraph-rsid="001adc8e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3d6ac3" officeooo:paragraph-rsid="003d6ac3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3d6ac3" officeooo:paragraph-rsid="005cf178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40163f" officeooo:paragraph-rsid="0040163f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43f9a2" officeooo:paragraph-rsid="0043f9a2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477dc1" officeooo:paragraph-rsid="00477dc1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4d5d33" officeooo:paragraph-rsid="004d5d33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4d5d33" officeooo:paragraph-rsid="00540544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4fba10" officeooo:paragraph-rsid="004fba10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42e5ed" officeooo:paragraph-rsid="004d5d33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42e5ed" officeooo:paragraph-rsid="005113de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5113de" officeooo:paragraph-rsid="005113de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576ac7" officeooo:paragraph-rsid="00576ac7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58d1a9" officeooo:paragraph-rsid="0058d1a9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58d1a9" officeooo:paragraph-rsid="005cf178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596cde" officeooo:paragraph-rsid="00596cde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529dcb" officeooo:paragraph-rsid="00529dcb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6pt" fo:font-weight="bold" officeooo:rsid="0012d0f1" officeooo:paragraph-rsid="0012d0f1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Courier New" officeooo:rsid="003db025" officeooo:paragraph-rsid="0055e131" style:font-size-complex="10pt"/>
    </style:style>
    <style:style style:name="P29" style:family="paragraph" style:parent-style-name="Standard">
      <style:text-properties style:font-name="Courier New" officeooo:rsid="003db025" officeooo:paragraph-rsid="0056562a" style:font-size-complex="10pt"/>
    </style:style>
    <style:style style:name="P30" style:family="paragraph" style:parent-style-name="Standard">
      <style:text-properties style:font-name="Courier New" officeooo:rsid="0055e131" officeooo:paragraph-rsid="0055e131" style:font-size-complex="10pt"/>
    </style:style>
    <style:style style:name="P31" style:family="paragraph" style:parent-style-name="Standard">
      <style:text-properties style:font-name="Courier New" officeooo:rsid="0055e131" officeooo:paragraph-rsid="0056562a" style:font-size-complex="10pt"/>
    </style:style>
    <style:style style:name="P32" style:family="paragraph" style:parent-style-name="Standard">
      <style:paragraph-properties fo:break-before="page"/>
      <style:text-properties fo:font-size="16pt" fo:font-weight="bold" officeooo:rsid="0013f7b2" officeooo:paragraph-rsid="0013f7b2" style:font-size-asian="16pt" style:font-weight-asian="bold" style:font-size-complex="16pt" style:font-weight-complex="bold"/>
    </style:style>
    <style:style style:name="P33" style:family="paragraph" style:parent-style-name="Standard">
      <style:paragraph-properties fo:break-before="page"/>
      <style:text-properties fo:font-size="16pt" fo:font-weight="bold" officeooo:rsid="001868fb" officeooo:paragraph-rsid="001868fb" style:font-size-asian="16pt" style:font-weight-asian="bold" style:font-size-complex="16pt" style:font-weight-complex="bold"/>
    </style:style>
    <style:style style:name="P34" style:family="paragraph" style:parent-style-name="Standard">
      <style:paragraph-properties fo:break-before="page"/>
      <style:text-properties fo:font-size="16pt" fo:font-weight="bold" officeooo:rsid="001adc8e" officeooo:paragraph-rsid="001adc8e" style:font-size-asian="16pt" style:font-weight-asian="bold" style:font-size-complex="16pt" style:font-weight-complex="bold"/>
    </style:style>
    <style:style style:name="P35" style:family="paragraph" style:parent-style-name="Standard">
      <style:paragraph-properties fo:break-before="page"/>
      <style:text-properties fo:font-size="16pt" fo:font-weight="bold" officeooo:rsid="0043f9a2" officeooo:paragraph-rsid="0043f9a2" style:font-size-asian="16pt" style:font-weight-asian="bold" style:font-size-complex="16pt" style:font-weight-complex="bold"/>
    </style:style>
    <style:style style:name="P36" style:family="paragraph" style:parent-style-name="Standard">
      <style:paragraph-properties fo:break-before="page"/>
      <style:text-properties fo:font-size="16pt" fo:font-weight="bold" officeooo:rsid="005113de" officeooo:paragraph-rsid="005113de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break-before="page"/>
      <style:text-properties style:font-name="Arial1" fo:font-size="16pt" fo:font-weight="bold" officeooo:rsid="0056562a" officeooo:paragraph-rsid="0056562a" style:font-size-asian="16pt" style:font-weight-asian="bold" style:font-size-complex="16pt" style:font-weight-complex="bold"/>
    </style:style>
    <style:style style:name="P38" style:family="paragraph" style:parent-style-name="Table_20_Contents">
      <style:text-properties style:font-name="Courier New" officeooo:rsid="001cd2ad" officeooo:paragraph-rsid="001ce4c8" style:font-size-complex="10pt"/>
    </style:style>
    <style:style style:name="P39" style:family="paragraph" style:parent-style-name="Table_20_Contents">
      <style:text-properties style:font-name="Courier New" officeooo:rsid="001ce4c8" officeooo:paragraph-rsid="001ce4c8" style:font-size-complex="10pt"/>
    </style:style>
    <style:style style:name="P40" style:family="paragraph" style:parent-style-name="Table_20_Contents">
      <style:text-properties style:font-name="Courier New" officeooo:rsid="001ce4c8" officeooo:paragraph-rsid="0041686a" style:font-size-complex="10pt"/>
    </style:style>
    <style:style style:name="P41" style:family="paragraph" style:parent-style-name="Table_20_Contents">
      <style:text-properties style:font-name="Courier New" officeooo:rsid="001dabfb" officeooo:paragraph-rsid="001dabfb" style:font-size-complex="10pt"/>
    </style:style>
    <style:style style:name="P42" style:family="paragraph" style:parent-style-name="Table_20_Contents">
      <style:text-properties style:font-name="Courier New" officeooo:rsid="001e147a" officeooo:paragraph-rsid="001e147a" style:font-size-complex="10pt"/>
    </style:style>
    <style:style style:name="P43" style:family="paragraph" style:parent-style-name="Table_20_Contents">
      <style:text-properties style:font-name="Courier New" officeooo:rsid="001e147a" officeooo:paragraph-rsid="0040f11f" style:font-size-complex="10pt"/>
    </style:style>
    <style:style style:name="P44" style:family="paragraph" style:parent-style-name="Table_20_Contents">
      <style:text-properties style:font-name="Courier New" officeooo:rsid="002156db" officeooo:paragraph-rsid="002156db" style:font-size-complex="10pt"/>
    </style:style>
    <style:style style:name="P45" style:family="paragraph" style:parent-style-name="Table_20_Contents">
      <style:text-properties style:font-name="Courier New" officeooo:rsid="0022275a" officeooo:paragraph-rsid="00223453" style:font-size-complex="10pt"/>
    </style:style>
    <style:style style:name="P46" style:family="paragraph" style:parent-style-name="Table_20_Contents">
      <style:text-properties style:font-name="Courier New" officeooo:rsid="00224f12" officeooo:paragraph-rsid="0022be06" style:font-size-complex="10pt"/>
    </style:style>
    <style:style style:name="P47" style:family="paragraph" style:parent-style-name="Table_20_Contents">
      <style:text-properties style:font-name="Courier New" officeooo:rsid="00224f12" officeooo:paragraph-rsid="0040f11f" style:font-size-complex="10pt"/>
    </style:style>
    <style:style style:name="P48" style:family="paragraph" style:parent-style-name="Table_20_Contents">
      <style:text-properties style:font-name="Courier New" officeooo:rsid="00244689" officeooo:paragraph-rsid="0025baae" style:font-size-complex="10pt"/>
    </style:style>
    <style:style style:name="P49" style:family="paragraph" style:parent-style-name="Table_20_Contents">
      <style:text-properties style:font-name="Courier New" officeooo:rsid="0025baae" officeooo:paragraph-rsid="0025baae" style:font-size-complex="10pt"/>
    </style:style>
    <style:style style:name="P50" style:family="paragraph" style:parent-style-name="Table_20_Contents">
      <style:text-properties style:font-name="Courier New" officeooo:rsid="0026a83b" officeooo:paragraph-rsid="00271ad7" style:font-size-complex="10pt"/>
    </style:style>
    <style:style style:name="P51" style:family="paragraph" style:parent-style-name="Table_20_Contents">
      <style:text-properties style:font-name="Courier New" officeooo:rsid="00271ad7" officeooo:paragraph-rsid="00271ad7" style:font-size-complex="10pt"/>
    </style:style>
    <style:style style:name="P52" style:family="paragraph" style:parent-style-name="Table_20_Contents">
      <style:text-properties style:font-name="Courier New" officeooo:rsid="0027b9c7" officeooo:paragraph-rsid="0027b9c7" style:font-size-complex="10pt"/>
    </style:style>
    <style:style style:name="P53" style:family="paragraph" style:parent-style-name="Table_20_Contents">
      <style:text-properties style:font-name="Courier New" officeooo:rsid="00294c15" officeooo:paragraph-rsid="002d039f" style:font-size-complex="10pt"/>
    </style:style>
    <style:style style:name="P54" style:family="paragraph" style:parent-style-name="Table_20_Contents">
      <style:text-properties style:font-name="Courier New" officeooo:rsid="00294c15" officeooo:paragraph-rsid="005d1b3d" style:font-size-complex="10pt"/>
    </style:style>
    <style:style style:name="P55" style:family="paragraph" style:parent-style-name="Table_20_Contents">
      <style:text-properties style:font-name="Courier New" officeooo:rsid="002e860f" officeooo:paragraph-rsid="002e860f" style:font-size-complex="10pt"/>
    </style:style>
    <style:style style:name="P56" style:family="paragraph" style:parent-style-name="Table_20_Contents">
      <style:text-properties style:font-name="Courier New" officeooo:rsid="002fc92c" officeooo:paragraph-rsid="002fc92c" style:font-size-complex="10pt"/>
    </style:style>
    <style:style style:name="P57" style:family="paragraph" style:parent-style-name="Table_20_Contents">
      <style:text-properties style:font-name="Courier New" officeooo:rsid="003050cf" officeooo:paragraph-rsid="003050cf" style:font-size-complex="10pt"/>
    </style:style>
    <style:style style:name="P58" style:family="paragraph" style:parent-style-name="Table_20_Contents">
      <style:text-properties style:font-name="Courier New" officeooo:rsid="003276fc" officeooo:paragraph-rsid="0032b1b9" style:font-size-complex="10pt"/>
    </style:style>
    <style:style style:name="P59" style:family="paragraph" style:parent-style-name="Table_20_Contents">
      <style:text-properties style:font-name="Courier New" officeooo:rsid="0034aa6b" officeooo:paragraph-rsid="00360b52" style:font-size-complex="10pt"/>
    </style:style>
    <style:style style:name="P60" style:family="paragraph" style:parent-style-name="Table_20_Contents">
      <style:text-properties style:font-name="Courier New" officeooo:rsid="00366faa" officeooo:paragraph-rsid="00373023" style:font-size-complex="10pt"/>
    </style:style>
    <style:style style:name="P61" style:family="paragraph" style:parent-style-name="Table_20_Contents">
      <style:text-properties style:font-name="Courier New" officeooo:rsid="00376b4a" officeooo:paragraph-rsid="0039554d" style:font-size-complex="10pt"/>
    </style:style>
    <style:style style:name="P62" style:family="paragraph" style:parent-style-name="Table_20_Contents">
      <style:text-properties style:font-name="Courier New" officeooo:rsid="003c8233" officeooo:paragraph-rsid="003d39e7" style:font-size-complex="10pt"/>
    </style:style>
    <style:style style:name="P63" style:family="paragraph" style:parent-style-name="Table_20_Contents">
      <style:text-properties style:font-name="Courier New" officeooo:rsid="003d39e7" officeooo:paragraph-rsid="003d39e7" style:font-size-complex="10pt"/>
    </style:style>
    <style:style style:name="P64" style:family="paragraph" style:parent-style-name="Table_20_Contents">
      <style:text-properties style:font-name="Courier New" officeooo:rsid="003db025" officeooo:paragraph-rsid="003db025" style:font-size-complex="10pt"/>
    </style:style>
    <style:style style:name="P65" style:family="paragraph" style:parent-style-name="Table_20_Contents">
      <style:text-properties style:font-name="Courier New" officeooo:rsid="003db025" officeooo:paragraph-rsid="003e5908" style:font-size-complex="10pt"/>
    </style:style>
    <style:style style:name="P66" style:family="paragraph" style:parent-style-name="Table_20_Contents">
      <style:text-properties style:font-name="Courier New" officeooo:rsid="003db025" officeooo:paragraph-rsid="004bddc1" style:font-size-complex="10pt"/>
    </style:style>
    <style:style style:name="P67" style:family="paragraph" style:parent-style-name="Table_20_Contents">
      <style:text-properties style:font-name="Courier New" officeooo:rsid="003db025" officeooo:paragraph-rsid="004d5d33" style:font-size-complex="10pt"/>
    </style:style>
    <style:style style:name="P68" style:family="paragraph" style:parent-style-name="Table_20_Contents">
      <style:text-properties style:font-name="Courier New" officeooo:rsid="003db025" officeooo:paragraph-rsid="004ea3b0" style:font-size-complex="10pt"/>
    </style:style>
    <style:style style:name="P69" style:family="paragraph" style:parent-style-name="Table_20_Contents">
      <style:text-properties style:font-name="Courier New" officeooo:rsid="003db025" officeooo:paragraph-rsid="004f294b" style:font-size-complex="10pt"/>
    </style:style>
    <style:style style:name="P70" style:family="paragraph" style:parent-style-name="Table_20_Contents">
      <style:text-properties style:font-name="Courier New" officeooo:rsid="003db025" officeooo:paragraph-rsid="005113de" style:font-size-complex="10pt"/>
    </style:style>
    <style:style style:name="P71" style:family="paragraph" style:parent-style-name="Table_20_Contents">
      <style:text-properties style:font-name="Courier New" officeooo:rsid="003db025" officeooo:paragraph-rsid="0055e131" style:font-size-complex="10pt"/>
    </style:style>
    <style:style style:name="P72" style:family="paragraph" style:parent-style-name="Table_20_Contents">
      <style:text-properties style:font-name="Courier New" officeooo:rsid="003db025" officeooo:paragraph-rsid="0060521f" style:font-size-complex="10pt"/>
    </style:style>
    <style:style style:name="P73" style:family="paragraph" style:parent-style-name="Table_20_Contents">
      <style:text-properties style:font-name="Courier New" officeooo:rsid="003e5908" officeooo:paragraph-rsid="003e5908" style:font-size-complex="10pt"/>
    </style:style>
    <style:style style:name="P74" style:family="paragraph" style:parent-style-name="Table_20_Contents">
      <style:text-properties style:font-name="Courier New" officeooo:rsid="003e5908" officeooo:paragraph-rsid="004a29dd" style:font-size-complex="10pt"/>
    </style:style>
    <style:style style:name="P75" style:family="paragraph" style:parent-style-name="Table_20_Contents">
      <style:text-properties style:font-name="Courier New" officeooo:rsid="003e5908" officeooo:paragraph-rsid="004d5d33" style:font-size-complex="10pt"/>
    </style:style>
    <style:style style:name="P76" style:family="paragraph" style:parent-style-name="Table_20_Contents">
      <style:text-properties style:font-name="Courier New" officeooo:rsid="003e5908" officeooo:paragraph-rsid="004ea3b0" style:font-size-complex="10pt"/>
    </style:style>
    <style:style style:name="P77" style:family="paragraph" style:parent-style-name="Table_20_Contents">
      <style:text-properties style:font-name="Courier New" officeooo:rsid="003e5908" officeooo:paragraph-rsid="00529dcb" style:font-size-complex="10pt"/>
    </style:style>
    <style:style style:name="P78" style:family="paragraph" style:parent-style-name="Table_20_Contents">
      <style:text-properties style:font-name="Courier New" officeooo:rsid="003e5908" officeooo:paragraph-rsid="0055e131" style:font-size-complex="10pt"/>
    </style:style>
    <style:style style:name="P79" style:family="paragraph" style:parent-style-name="Table_20_Contents">
      <style:text-properties style:font-name="Courier New" officeooo:rsid="003e5908" officeooo:paragraph-rsid="005a3691" style:font-size-complex="10pt"/>
    </style:style>
    <style:style style:name="P80" style:family="paragraph" style:parent-style-name="Table_20_Contents">
      <style:text-properties style:font-name="Courier New" officeooo:rsid="0022be06" officeooo:paragraph-rsid="0040f11f" style:font-size-complex="10pt"/>
    </style:style>
    <style:style style:name="P81" style:family="paragraph" style:parent-style-name="Table_20_Contents">
      <style:text-properties style:font-name="Courier New" officeooo:rsid="0032b1b9" officeooo:paragraph-rsid="0032b1b9" style:font-size-complex="10pt"/>
    </style:style>
    <style:style style:name="P82" style:family="paragraph" style:parent-style-name="Table_20_Contents">
      <style:text-properties style:font-name="Courier New" officeooo:rsid="00360b52" officeooo:paragraph-rsid="00360b52" style:font-size-complex="10pt"/>
    </style:style>
    <style:style style:name="P83" style:family="paragraph" style:parent-style-name="Table_20_Contents">
      <style:text-properties style:font-name="Courier New" officeooo:rsid="0039554d" officeooo:paragraph-rsid="0039554d" style:font-size-complex="10pt"/>
    </style:style>
    <style:style style:name="P84" style:family="paragraph" style:parent-style-name="Table_20_Contents">
      <style:text-properties style:font-name="Courier New" officeooo:rsid="004a29dd" officeooo:paragraph-rsid="004a29dd" style:font-size-complex="10pt"/>
    </style:style>
    <style:style style:name="P85" style:family="paragraph" style:parent-style-name="Table_20_Contents">
      <style:text-properties style:font-name="Courier New" officeooo:rsid="004d5d33" officeooo:paragraph-rsid="004d5d33" style:font-size-complex="10pt"/>
    </style:style>
    <style:style style:name="P86" style:family="paragraph" style:parent-style-name="Table_20_Contents">
      <style:text-properties style:font-name="Courier New" officeooo:rsid="004d5d33" officeooo:paragraph-rsid="004f294b" style:font-size-complex="10pt"/>
    </style:style>
    <style:style style:name="P87" style:family="paragraph" style:parent-style-name="Table_20_Contents">
      <style:text-properties style:font-name="Courier New" officeooo:rsid="00529dcb" officeooo:paragraph-rsid="00529dcb" style:font-size-complex="10pt"/>
    </style:style>
    <style:style style:name="P88" style:family="paragraph" style:parent-style-name="Table_20_Contents">
      <style:text-properties style:font-name="Courier New" officeooo:rsid="00540544" officeooo:paragraph-rsid="00540544" style:font-size-complex="10pt"/>
    </style:style>
    <style:style style:name="P89" style:family="paragraph" style:parent-style-name="Table_20_Contents">
      <style:text-properties style:font-name="Courier New" officeooo:rsid="00540544" officeooo:paragraph-rsid="0055e131" style:font-size-complex="10pt"/>
    </style:style>
    <style:style style:name="P90" style:family="paragraph" style:parent-style-name="Table_20_Contents">
      <style:text-properties style:font-name="Courier New" officeooo:rsid="0055e131" officeooo:paragraph-rsid="0055e131" style:font-size-complex="10pt"/>
    </style:style>
    <style:style style:name="P91" style:family="paragraph" style:parent-style-name="Table_20_Contents">
      <style:text-properties style:font-name="Courier New" officeooo:rsid="0055e131" officeooo:paragraph-rsid="0056562a" style:font-size-complex="10pt"/>
    </style:style>
    <style:style style:name="P92" style:family="paragraph" style:parent-style-name="Table_20_Contents">
      <style:text-properties style:font-name="Courier New" officeooo:rsid="005a3691" officeooo:paragraph-rsid="005a3691" style:font-size-complex="10pt"/>
    </style:style>
    <style:style style:name="P93" style:family="paragraph" style:parent-style-name="Table_20_Contents">
      <style:text-properties style:font-name="Courier New" officeooo:rsid="002d039f" officeooo:paragraph-rsid="005d1b3d" style:font-size-complex="10pt"/>
    </style:style>
    <style:style style:name="P94" style:family="paragraph" style:parent-style-name="Table_20_Contents">
      <style:text-properties style:font-name="Courier New" fo:font-size="10pt" fo:font-weight="normal" officeooo:rsid="00529dcb" officeooo:paragraph-rsid="00529dcb" style:font-size-asian="8.75pt" style:font-weight-asian="normal" style:font-size-complex="10pt" style:font-weight-complex="normal"/>
    </style:style>
    <style:style style:name="P95" style:family="paragraph" style:parent-style-name="Table_20_Contents">
      <style:text-properties style:font-name="Courier New" fo:font-size="10pt" fo:font-weight="normal" officeooo:rsid="00540544" officeooo:paragraph-rsid="00540544" style:font-size-asian="8.75pt" style:font-weight-asian="normal" style:font-size-complex="10pt" style:font-weight-complex="normal"/>
    </style:style>
    <style:style style:name="P96" style:family="paragraph" style:parent-style-name="Table_20_Contents">
      <style:text-properties style:font-name="Courier New" fo:font-size="10pt" fo:font-weight="normal" officeooo:rsid="0055e131" officeooo:paragraph-rsid="0055e131" style:font-size-asian="8.75pt" style:font-weight-asian="normal" style:font-size-complex="10pt" style:font-weight-complex="normal"/>
    </style:style>
    <style:style style:name="P97" style:family="paragraph" style:parent-style-name="Table_20_Contents">
      <style:text-properties style:font-name="Courier New" fo:font-size="10pt" fo:font-weight="normal" officeooo:rsid="0056562a" officeooo:paragraph-rsid="0056562a" style:font-size-asian="8.75pt" style:font-weight-asian="normal" style:font-size-complex="10pt" style:font-weight-complex="normal"/>
    </style:style>
    <style:style style:name="P98" style:family="paragraph" style:parent-style-name="Table_20_Contents">
      <style:text-properties style:font-name="Courier New" fo:font-size="10pt" fo:font-weight="normal" officeooo:rsid="0056562a" officeooo:paragraph-rsid="0061a3d9" style:font-size-asian="8.75pt" style:font-weight-asian="normal" style:font-size-complex="10pt" style:font-weight-complex="normal"/>
    </style:style>
    <style:style style:name="P99" style:family="paragraph" style:parent-style-name="Table_20_Contents">
      <style:text-properties style:font-name="Courier New" fo:font-size="10pt" fo:font-weight="normal" officeooo:rsid="005b09df" officeooo:paragraph-rsid="005b09df" style:font-size-asian="8.75pt" style:font-weight-asian="normal" style:font-size-complex="10pt" style:font-weight-complex="normal"/>
    </style:style>
    <style:style style:name="P100" style:family="paragraph" style:parent-style-name="Table_20_Contents">
      <style:text-properties style:font-name="Courier New" fo:font-size="10pt" fo:font-weight="normal" officeooo:rsid="00576ac7" officeooo:paragraph-rsid="00576ac7" style:font-size-asian="8.75pt" style:font-weight-asian="normal" style:font-size-complex="10pt" style:font-weight-complex="normal"/>
    </style:style>
    <style:style style:name="P101" style:family="paragraph" style:parent-style-name="Table_20_Contents">
      <style:text-properties style:font-name="Arial1" officeooo:rsid="00529dcb" officeooo:paragraph-rsid="00529dcb" style:font-size-complex="10pt"/>
    </style:style>
    <style:style style:name="P102" style:family="paragraph" style:parent-style-name="Table_20_Contents">
      <style:text-properties style:font-name="Arial1" officeooo:rsid="0055e131" officeooo:paragraph-rsid="0055e131" style:font-size-complex="10pt"/>
    </style:style>
    <style:style style:name="P103" style:family="paragraph" style:parent-style-name="Table_20_Contents">
      <style:text-properties style:font-name="Arial1" officeooo:rsid="0056562a" officeooo:paragraph-rsid="0056562a" style:font-size-complex="10pt"/>
    </style:style>
    <style:style style:name="P104" style:family="paragraph" style:parent-style-name="Table_20_Contents">
      <style:text-properties style:font-name="Arial1" officeooo:rsid="005b09df" officeooo:paragraph-rsid="005b09df" style:font-size-complex="10pt"/>
    </style:style>
    <style:style style:name="P105" style:family="paragraph" style:parent-style-name="Table_20_Contents">
      <style:text-properties style:font-name="Arial1" fo:font-size="10pt" fo:font-weight="normal" officeooo:rsid="00529dcb" officeooo:paragraph-rsid="00529dcb" style:font-size-asian="8.75pt" style:font-weight-asian="normal" style:font-size-complex="10pt" style:font-weight-complex="normal"/>
    </style:style>
    <style:style style:name="P106" style:family="paragraph" style:parent-style-name="Table_20_Contents">
      <style:text-properties style:font-name="Arial1" fo:font-size="10pt" fo:font-weight="normal" officeooo:rsid="0055e131" officeooo:paragraph-rsid="00540544" style:font-size-asian="8.75pt" style:font-weight-asian="normal" style:font-size-complex="10pt" style:font-weight-complex="normal"/>
    </style:style>
    <style:style style:name="P107" style:family="paragraph" style:parent-style-name="Table_20_Contents">
      <style:text-properties style:font-name="Arial1" fo:font-size="10pt" fo:font-weight="normal" officeooo:rsid="0055e131" officeooo:paragraph-rsid="0055e131" style:font-size-asian="8.75pt" style:font-weight-asian="normal" style:font-size-complex="10pt" style:font-weight-complex="normal"/>
    </style:style>
    <style:style style:name="P108" style:family="paragraph" style:parent-style-name="Table_20_Contents">
      <style:text-properties style:font-name="Arial1" fo:font-size="10pt" fo:font-weight="normal" officeooo:rsid="00540544" officeooo:paragraph-rsid="00540544" style:font-size-asian="8.75pt" style:font-weight-asian="normal" style:font-size-complex="10pt" style:font-weight-complex="normal"/>
    </style:style>
    <style:style style:name="P109" style:family="paragraph" style:parent-style-name="Table_20_Contents">
      <style:text-properties style:font-name="Arial1" fo:font-size="10pt" fo:font-weight="normal" officeooo:rsid="00540544" officeooo:paragraph-rsid="0055e131" style:font-size-asian="8.75pt" style:font-weight-asian="normal" style:font-size-complex="10pt" style:font-weight-complex="normal"/>
    </style:style>
    <style:style style:name="P110" style:family="paragraph" style:parent-style-name="Table_20_Contents">
      <style:text-properties style:font-name="Arial1" fo:font-size="10pt" fo:font-weight="normal" officeooo:rsid="00596cde" officeooo:paragraph-rsid="005e2268" style:font-size-asian="8.75pt" style:font-weight-asian="normal" style:font-size-complex="10pt" style:font-weight-complex="normal"/>
    </style:style>
    <style:style style:name="P111" style:family="paragraph" style:parent-style-name="Table_20_Contents">
      <style:text-properties style:font-name="Arial1" fo:font-size="10pt" fo:font-weight="normal" officeooo:rsid="00596cde" officeooo:paragraph-rsid="00596cde" style:font-size-asian="8.75pt" style:font-weight-asian="normal" style:font-size-complex="10pt" style:font-weight-complex="normal"/>
    </style:style>
    <style:style style:name="P112" style:family="paragraph" style:parent-style-name="Table_20_Contents">
      <style:text-properties style:font-name="Arial1" fo:font-size="10pt" fo:font-weight="normal" officeooo:rsid="0056562a" officeooo:paragraph-rsid="0056562a" style:font-size-asian="8.75pt" style:font-weight-asian="normal" style:font-size-complex="10pt" style:font-weight-complex="normal"/>
    </style:style>
    <style:style style:name="P113" style:family="paragraph" style:parent-style-name="Table_20_Contents">
      <style:text-properties style:font-name="Arial1" fo:font-size="10pt" fo:font-weight="normal" officeooo:rsid="00576ac7" officeooo:paragraph-rsid="00576ac7" style:font-size-asian="8.75pt" style:font-weight-asian="normal" style:font-size-complex="10pt" style:font-weight-complex="normal"/>
    </style:style>
    <style:style style:name="P114" style:family="paragraph" style:parent-style-name="Table_20_Contents">
      <style:text-properties style:font-name="Arial1" fo:font-size="10pt" fo:font-weight="bold" officeooo:rsid="0060bc3a" officeooo:paragraph-rsid="0060bc3a" style:font-size-asian="8.75pt" style:font-weight-asian="bold" style:font-size-complex="10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officeooo:rsid="005b09df" officeooo:paragraph-rsid="005b09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officeooo:rsid="005b09df" officeooo:paragraph-rsid="00605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officeooo:rsid="0060521f" officeooo:paragraph-rsid="00605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text-properties fo:color="#000000" loext:opacity="100%" style:font-name="Courier New" fo:font-size="10pt" fo:font-weight="normal" officeooo:rsid="00576ac7" officeooo:paragraph-rsid="00576ac7" style:font-size-asian="8.75pt" style:font-weight-asian="normal" style:font-size-complex="10pt" style:font-weight-complex="normal"/>
    </style:style>
    <style:style style:name="P119" style:family="paragraph" style:parent-style-name="Table_20_Contents">
      <style:text-properties officeooo:paragraph-rsid="005e2268"/>
    </style:style>
    <style:style style:name="P120" style:family="paragraph" style:parent-style-name="Table_20_Contents">
      <style:text-properties style:font-name="Courier" fo:font-size="9pt" fo:font-weight="normal" officeooo:rsid="0060bc3a" officeooo:paragraph-rsid="0061a3d9" style:font-size-asian="9pt" style:font-weight-asian="normal" style:font-size-complex="9pt" style:font-weight-complex="normal"/>
    </style:style>
    <style:style style:name="P121" style:family="paragraph" style:parent-style-name="Standard" style:list-style-name="L1">
      <style:text-properties fo:font-size="10pt" fo:font-weight="normal" officeooo:rsid="0012d0f1" officeooo:paragraph-rsid="0012d0f1" style:font-size-asian="8.75pt" style:font-weight-asian="normal" style:font-size-complex="10pt" style:font-weight-complex="normal"/>
    </style:style>
    <style:style style:name="P122" style:family="paragraph" style:parent-style-name="Standard" style:list-style-name="L4">
      <style:text-properties fo:font-size="10pt" fo:font-weight="normal" officeooo:rsid="0045a3a8" officeooo:paragraph-rsid="0045a3a8" style:font-size-asian="8.75pt" style:font-weight-asian="normal" style:font-size-complex="10pt" style:font-weight-complex="normal"/>
    </style:style>
    <style:style style:name="P123" style:family="paragraph" style:parent-style-name="Standard" style:list-style-name="L4">
      <style:text-properties fo:font-size="10pt" fo:font-weight="normal" officeooo:rsid="00477dc1" officeooo:paragraph-rsid="00477dc1" style:font-size-asian="8.75pt" style:font-weight-asian="normal" style:font-size-complex="10pt" style:font-weight-complex="normal"/>
    </style:style>
    <style:style style:name="P124" style:family="paragraph" style:parent-style-name="Table_20_Contents" style:list-style-name="L2">
      <style:text-properties officeooo:paragraph-rsid="005e2268"/>
    </style:style>
    <style:style style:name="P125" style:family="paragraph" style:parent-style-name="Table_20_Contents" style:list-style-name="L3">
      <style:text-properties style:font-name="Arial1" fo:font-size="10pt" fo:font-weight="normal" officeooo:rsid="0055e131" officeooo:paragraph-rsid="0055e131" style:font-size-asian="8.75pt" style:font-weight-asian="normal" style:font-size-complex="10pt" style:font-weight-complex="normal"/>
    </style:style>
    <style:style style:name="P126" style:family="paragraph" style:parent-style-name="Table_20_Contents" style:list-style-name="L3">
      <style:text-properties style:font-name="Arial1" fo:font-size="10pt" fo:font-weight="normal" officeooo:rsid="0056562a" officeooo:paragraph-rsid="0056562a" style:font-size-asian="8.75pt" style:font-weight-asian="normal" style:font-size-complex="10pt" style:font-weight-complex="normal"/>
    </style:style>
    <style:style style:name="T1" style:family="text">
      <style:text-properties officeooo:rsid="00010838"/>
    </style:style>
    <style:style style:name="T2" style:family="text">
      <style:text-properties officeooo:rsid="00650e13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576ac7"/>
    </style:style>
    <style:style style:name="T5" style:family="text">
      <style:text-properties style:font-name="Courier New" officeooo:rsid="005d0555"/>
    </style:style>
    <style:style style:name="T6" style:family="text">
      <style:text-properties style:font-name="Courier New" officeooo:rsid="00540544"/>
    </style:style>
    <style:style style:name="T7" style:family="text">
      <style:text-properties style:font-name="Courier New" officeooo:rsid="0055e131"/>
    </style:style>
    <style:style style:name="T8" style:family="text">
      <style:text-properties style:font-name="Courier New" officeooo:rsid="005b09df"/>
    </style:style>
    <style:style style:name="T9" style:family="text">
      <style:text-properties style:font-name="Courier New" officeooo:rsid="005cf178"/>
    </style:style>
    <style:style style:name="T10" style:family="text">
      <style:text-properties style:font-name="Courier New" fo:font-size="10pt" fo:font-weight="normal" officeooo:rsid="00596cde" style:font-size-asian="8.75pt" style:font-weight-asian="normal" style:font-size-complex="10pt" style:font-weight-complex="normal"/>
    </style:style>
    <style:style style:name="T11" style:family="text">
      <style:text-properties style:font-name="Courier New" officeooo:rsid="0042e5ed"/>
    </style:style>
    <style:style style:name="T12" style:family="text">
      <style:text-properties officeooo:rsid="0016927d"/>
    </style:style>
    <style:style style:name="T13" style:family="text">
      <style:text-properties officeooo:rsid="001ce4c8"/>
    </style:style>
    <style:style style:name="T14" style:family="text">
      <style:text-properties officeooo:rsid="001fb6cf"/>
    </style:style>
    <style:style style:name="T15" style:family="text">
      <style:text-properties officeooo:rsid="00223453"/>
    </style:style>
    <style:style style:name="T16" style:family="text">
      <style:text-properties officeooo:rsid="0022be06"/>
    </style:style>
    <style:style style:name="T17" style:family="text">
      <style:text-properties officeooo:rsid="0025baae"/>
    </style:style>
    <style:style style:name="T18" style:family="text">
      <style:text-properties officeooo:rsid="00271ad7"/>
    </style:style>
    <style:style style:name="T19" style:family="text">
      <style:text-properties officeooo:rsid="002d039f"/>
    </style:style>
    <style:style style:name="T20" style:family="text">
      <style:text-properties officeooo:rsid="00307912"/>
    </style:style>
    <style:style style:name="T21" style:family="text">
      <style:text-properties officeooo:rsid="0032b1b9"/>
    </style:style>
    <style:style style:name="T22" style:family="text">
      <style:text-properties officeooo:rsid="00360b52"/>
    </style:style>
    <style:style style:name="T23" style:family="text">
      <style:text-properties officeooo:rsid="00373023"/>
    </style:style>
    <style:style style:name="T24" style:family="text">
      <style:text-properties officeooo:rsid="0039554d"/>
    </style:style>
    <style:style style:name="T25" style:family="text">
      <style:text-properties officeooo:rsid="003b3fe3"/>
    </style:style>
    <style:style style:name="T26" style:family="text">
      <style:text-properties officeooo:rsid="003d39e7"/>
    </style:style>
    <style:style style:name="T27" style:family="text">
      <style:text-properties style:font-name="Arial2"/>
    </style:style>
    <style:style style:name="T28" style:family="text">
      <style:text-properties officeooo:rsid="003e5908"/>
    </style:style>
    <style:style style:name="T29" style:family="text">
      <style:text-properties officeooo:rsid="0040f11f"/>
    </style:style>
    <style:style style:name="T30" style:family="text">
      <style:text-properties officeooo:rsid="00489637"/>
    </style:style>
    <style:style style:name="T31" style:family="text">
      <style:text-properties officeooo:rsid="004a29dd"/>
    </style:style>
    <style:style style:name="T32" style:family="text">
      <style:text-properties officeooo:rsid="004bddc1"/>
    </style:style>
    <style:style style:name="T33" style:family="text">
      <style:text-properties officeooo:rsid="004d5d33"/>
    </style:style>
    <style:style style:name="T34" style:family="text">
      <style:text-properties officeooo:rsid="004ea3b0"/>
    </style:style>
    <style:style style:name="T35" style:family="text">
      <style:text-properties officeooo:rsid="005113de"/>
    </style:style>
    <style:style style:name="T36" style:family="text">
      <style:text-properties officeooo:rsid="00529dcb"/>
    </style:style>
    <style:style style:name="T37" style:family="text">
      <style:text-properties style:font-name="Arial1"/>
    </style:style>
    <style:style style:name="T38" style:family="text">
      <style:text-properties style:font-name="Arial1" officeooo:rsid="0055e131"/>
    </style:style>
    <style:style style:name="T39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40" style:family="text">
      <style:text-properties style:font-name="Arial1" officeooo:rsid="0056562a"/>
    </style:style>
    <style:style style:name="T41" style:family="text">
      <style:text-properties style:font-name="Arial1" fo:font-weight="bold" style:font-weight-asian="bold" style:font-weight-complex="bold"/>
    </style:style>
    <style:style style:name="T42" style:family="text">
      <style:text-properties style:font-name="Arial1" fo:font-weight="bold" officeooo:rsid="00540544" style:font-weight-asian="bold" style:font-weight-complex="bold"/>
    </style:style>
    <style:style style:name="T43" style:family="text">
      <style:text-properties style:font-name="Arial1" fo:font-weight="bold" officeooo:rsid="005b09df" style:font-weight-asian="bold" style:font-weight-complex="bold"/>
    </style:style>
    <style:style style:name="T44" style:family="text">
      <style:text-properties style:font-name="Arial1" fo:font-weight="bold" officeooo:rsid="0060bc3a" style:font-weight-asian="bold" style:font-weight-complex="bold"/>
    </style:style>
    <style:style style:name="T45" style:family="text">
      <style:text-properties style:font-name="Arial1" officeooo:rsid="005b09df"/>
    </style:style>
    <style:style style:name="T46" style:family="text">
      <style:text-properties style:font-name="Arial1" fo:font-size="10pt" fo:font-weight="normal" officeooo:rsid="00596cde" style:font-size-asian="8.75pt" style:font-weight-asian="normal" style:font-size-complex="10pt" style:font-weight-complex="normal"/>
    </style:style>
    <style:style style:name="T47" style:family="text">
      <style:text-properties style:font-name="Arial1" fo:font-size="10pt" fo:font-weight="normal" officeooo:rsid="005b09df" style:font-size-asian="8.75pt" style:font-weight-asian="normal" style:font-size-complex="10pt" style:font-weight-complex="normal"/>
    </style:style>
    <style:style style:name="T48" style:family="text">
      <style:text-properties style:font-name="Arial1" officeooo:rsid="005e2268"/>
    </style:style>
    <style:style style:name="T49" style:family="text">
      <style:text-properties style:font-name="Arial1" officeooo:rsid="0060bc3a"/>
    </style:style>
    <style:style style:name="T50" style:family="text">
      <style:text-properties style:font-name="Arial1" officeooo:rsid="00650e13"/>
    </style:style>
    <style:style style:name="T51" style:family="text">
      <style:text-properties style:font-name="Ri"/>
    </style:style>
    <style:style style:name="T52" style:family="text">
      <style:text-properties officeooo:rsid="00540544"/>
    </style:style>
    <style:style style:name="T53" style:family="text">
      <style:text-properties officeooo:rsid="0055e131"/>
    </style:style>
    <style:style style:name="T54" style:family="text">
      <style:text-properties fo:font-size="16pt" fo:font-weight="bold" officeooo:rsid="00540544" style:font-size-asian="16pt" style:font-weight-asian="bold" style:font-size-complex="16pt" style:font-weight-complex="bold"/>
    </style:style>
    <style:style style:name="T55" style:family="text">
      <style:text-properties fo:font-size="16pt" fo:font-weight="normal" officeooo:rsid="004ea3b0" style:font-size-asian="16pt" style:font-weight-asian="normal" style:font-size-complex="16pt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style:font-name="Aril"/>
    </style:style>
    <style:style style:name="T58" style:family="text">
      <style:text-properties officeooo:rsid="00576ac7"/>
    </style:style>
    <style:style style:name="T59" style:family="text">
      <style:text-properties officeooo:rsid="005b09df"/>
    </style:style>
    <style:style style:name="T60" style:family="text">
      <style:text-properties officeooo:rsid="005cf178"/>
    </style:style>
    <style:style style:name="T61" style:family="text">
      <style:text-properties officeooo:rsid="0060521f"/>
    </style:style>
    <style:style style:name="T62" style:family="text">
      <style:text-properties officeooo:rsid="0042e5ed"/>
    </style:style>
    <style:style style:name="T63" style:family="text">
      <style:text-properties officeooo:rsid="0060bc3a"/>
    </style:style>
    <style:style style:name="T64" style:family="text">
      <style:text-properties officeooo:rsid="00633c96"/>
    </style:style>
    <style:style style:name="T65" style:family="text">
      <style:text-properties officeooo:rsid="0064c1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0">73. </text:span>STL <text:span text:style-name="T2">v</text:span>ector <text:span text:style-name="T2">c</text:span>lass</text:p>
      <text:p text:style-name="P2"/>
      <text:p text:style-name="P2">Objectives</text:p>
      <text:list xml:id="list2896235128" text:style-name="L1">
        <text:list-item>
          <text:p text:style-name="P121">Use the <text:span text:style-name="T3">std::vector</text:span> class</text:p>
        </text:list-item>
      </text:list>
      <text:p text:style-name="P3"/>
      <text:p text:style-name="P32">STL</text:p>
      <text:p text:style-name="P4"/>
      <text:p text:style-name="P5">STL = Standard Template Library .</text:p>
      <text:p text:style-name="P5"/>
      <text:p text:style-name="P6">STL is a collection of C++ class templates that come with most </text:p>
      <text:p text:style-name="P6"><text:span text:style-name="T64">C++ </text:span>compilers . <text:span text:style-name="T12">STL provides many useful classes. </text:span><text:span text:style-name="T64">W</text:span>e will only scratch the surface. <text:span text:style-name="T64">More information on STL will appear in CISS350, CISS358, CISS362, etc.</text:span></text:p>
      <text:p text:style-name="P6"/>
      <text:p text:style-name="P6"/>
      <text:p text:style-name="P33">Vector <text:span text:style-name="T31">c</text:span>lass <text:span text:style-name="T31">t</text:span>emplate</text:p>
      <text:p text:style-name="P7"/>
      <text:p text:style-name="P8">Recall you have an <text:span text:style-name="T3">IntDynArr</text:span> class for modeling dynamic arrays. There is a similar class called <text:span text:style-name="T3">vector</text:span>. To use it, you must include the <text:span text:style-name="T3">vector</text:span> header (i.e. <text:span text:style-name="T3">#include &lt;vector&gt;</text:span>). The vector class is in the namespace <text:span text:style-name="T3">std</text:span>. So </text:p>
      <text:p text:style-name="P8"/>
      <text:p text:style-name="P8"><text:span text:style-name="T3"><text:tab/>std::vector&lt; int &gt; </text:span><text:span text:style-name="T5">v</text:span><text:span text:style-name="T3">;</text:span> </text:p>
      <text:p text:style-name="P8"/>
      <text:p text:style-name="P8">will declare object <text:span text:style-name="T5">v</text:span> so that <text:span text:style-name="T3">x</text:span> models a dynamic array of integer values. <text:span text:style-name="T58">In this case the size of </text:span><text:span text:style-name="T5">v</text:span><text:span text:style-name="T58"> is 0 – it has no values. You can also do this:</text:span></text:p>
      <text:p text:style-name="P8"/>
      <text:p text:style-name="P9"><text:span text:style-name="T3"><text:tab/>std::vector&lt; int &gt; </text:span><text:span text:style-name="T5">v</text:span><text:span text:style-name="T4">(10)</text:span><text:span text:style-name="T3">;</text:span> </text:p>
      <text:p text:style-name="P9"/>
      <text:p text:style-name="P22">In this case the size <text:span text:style-name="T60">of </text:span><text:span text:style-name="T9">v</text:span><text:span text:style-name="T60"> </text:span>is 10. You can also do</text:p>
      <text:p text:style-name="P22"/>
      <text:p text:style-name="P9"><text:span text:style-name="T3"><text:tab/>std::vector&lt; int &gt; </text:span><text:span text:style-name="T5">v</text:span><text:span text:style-name="T4">(10, 42)</text:span><text:span text:style-name="T3">;</text:span> </text:p>
      <text:p text:style-name="P9"/>
      <text:p text:style-name="P24">in which case <text:span text:style-name="T3">v</text:span> is size 10 and all the values <text:span text:style-name="T60">in </text:span><text:span text:style-name="T3">v</text:span><text:span text:style-name="T37"> </text:span>are <text:span text:style-name="T60">set to </text:span>42. </text:p>
      <text:p text:style-name="P23"/>
      <text:p text:style-name="P23"/>
      <text:p text:style-name="P25"><text:span text:style-name="T56">Exercise. </text:span>Create a vector of 10 characters, setting all values to <text:span text:style-name="T3">' '</text:span>. </text:p>
      <text:p text:style-name="P9"/>
      <text:p text:style-name="P8"/>
      <text:p text:style-name="P8"/>
      <text:p text:style-name="P34">Member Functions/Methods</text:p>
      <text:p text:style-name="P10"/>
      <table:table table:name="Table1" table:style-name="Table1">
        <table:table-column table:style-name="Table1.A"/>
        <table:table-row table:style-name="TableLine2480522661696">
          <table:table-cell table:style-name="Table1.A1" office:value-type="string">
            <text:p text:style-name="P38"><text:span text:style-name="T13">a</text:span>ssign() <text:s text:c="3"/>// <text:span text:style-name="T13">Erases a vector and copies the </text:span></text:p>
            <text:p text:style-name="P40"><text:s text:c="12"/>// specified elements to the empty </text:p>
            <text:p text:style-name="P40"><text:s text:c="12"/>// vector.</text:p>
            <text:p text:style-name="P39"/>
            <text:p text:style-name="P41">at() <text:s text:c="7"/>// Returns a reference to the element at <text:s text:c="13"/></text:p>
            <text:p text:style-name="P41"><text:s text:c="12"/>// <text:span text:style-name="T29">a </text:span>specified location in the vector.</text:p>
            <text:p text:style-name="P41"/>
            <text:p text:style-name="P43"><text:span text:style-name="T14">b</text:span>ack() <text:s text:c="5"/>// Returns a reference to the last </text:p>
            <text:p text:style-name="P43"><text:s text:c="12"/>// element of the vector.</text:p>
            <text:p text:style-name="P42"/>
            <text:p text:style-name="P44">capacity() <text:s/>// Returns the number of elements </text:p>
            <text:p text:style-name="P44"><text:s text:c="12"/>// that the vector could contain </text:p>
            <text:p text:style-name="P44"><text:s text:c="12"/>// without allocating more storage.</text:p>
            <text:p text:style-name="P44"/>
            <text:p text:style-name="P45"><text:span text:style-name="T15">c</text:span>lear() <text:s text:c="4"/>// <text:span text:style-name="T15">Erases all elements of the vector.</text:span></text:p>
            <text:p text:style-name="P45"/>
            <text:p text:style-name="P47">empty() <text:s text:c="4"/>// <text:span text:style-name="T16">Tests if the vector container is </text:span></text:p>
            <text:p text:style-name="P80"><text:s text:c="12"/>// empty.</text:p>
            <text:p text:style-name="P46"/>
            <text:p text:style-name="P48">erase() <text:s text:c="4"/>// <text:span text:style-name="T17">Removes an element or a range </text:span></text:p>
            <text:p text:style-name="P49"><text:s text:c="12"/>// of elements in a vector from </text:p>
            <text:p text:style-name="P49"><text:s text:c="12"/>// specified positions.</text:p>
            <text:p text:style-name="P49"/>
            <text:p text:style-name="P50"><text:span text:style-name="T18">f</text:span>ront() <text:s text:c="4"/>// <text:span text:style-name="T18">Returns a reference to the first </text:span></text:p>
            <text:p text:style-name="P51"><text:s text:c="12"/>// element in a vector.</text:p>
            <text:p text:style-name="P51"/>
            <text:p text:style-name="P52">insert() <text:s text:c="3"/>// Inserts an element or a number of </text:p>
            <text:p text:style-name="P52"><text:s text:c="12"/>// elements into the vector at a </text:p>
            <text:p text:style-name="P52"><text:s text:c="12"/>// specified position.</text:p>
            <text:p text:style-name="P52"/>
            <text:p text:style-name="P54">max_size() <text:s/>// <text:span text:style-name="T19">Returns the maximum possible</text:span></text:p>
            <text:p text:style-name="P93"><text:s text:c="12"/>// length of the vector.</text:p>
            <text:p text:style-name="P53"/>
            <text:p text:style-name="P55">pop_back() <text:s/>// Deletes the element at the end of the </text:p>
            <text:p text:style-name="P55"><text:s text:c="12"/>// vector.</text:p>
            <text:p text:style-name="P55"/>
            <text:p text:style-name="P56">push_back() // Add an element to the end of the </text:p>
            <text:p text:style-name="P56"><text:s text:c="12"/>// vector.</text:p>
            <text:p text:style-name="P56"/>
            <text:p text:style-name="P57"><text:span text:style-name="T20">r</text:span>esize() <text:s text:c="3"/>// Specifies a new size for a vector.</text:p>
            <text:p text:style-name="P57"/>
            <text:p text:style-name="P58"><text:span text:style-name="T21">r</text:span>eserve() <text:s text:c="2"/>// <text:span text:style-name="T21">Reserves a minimum length of storage <text:s/></text:span></text:p>
            <text:p text:style-name="P81"><text:s text:c="12"/>// for a vector object.</text:p>
            <text:p text:style-name="P58"/>
            <text:p text:style-name="P59"><text:span text:style-name="T22">s</text:span>ize() <text:s text:c="5"/>// <text:span text:style-name="T22">Returns the number of elements in the </text:span></text:p>
            <text:p text:style-name="P82"><text:s text:c="12"/>// vector.</text:p>
            <text:p text:style-name="P59"/>
            <text:p text:style-name="P60"><text:span text:style-name="T23">s</text:span>wap() <text:s text:c="5"/>// <text:span text:style-name="T23">Exchanges the elements of two vectors.</text:span></text:p>
            <text:p text:style-name="P60"/>
            <text:p text:style-name="P61"><text:span text:style-name="T25">v</text:span>ector() <text:s text:c="3"/>// Constructor. <text:span text:style-name="T24">Constructs a vector of a </text:span></text:p>
            <text:p text:style-name="P83"><text:s text:c="12"/>// specific size or with elements of </text:p>
            <text:p text:style-name="P83"><text:s text:c="12"/>// specific value.</text:p>
            <text:p text:style-name="P61"/>
            <text:p text:style-name="P62"><text:span text:style-name="T31">o</text:span>perator[] <text:s/>// <text:span text:style-name="T26">Returns a reference to the vector </text:span></text:p>
            <text:p text:style-name="P63"><text:soft-page-break/><text:s text:c="12"/>// element at a specified position.</text:p>
          </table:table-cell>
        </table:table-row>
      </table:table>
      <text:p text:style-name="P10"/>
      <text:p text:style-name="P11"><text:span text:style-name="T31">O</text:span>perator<text:span text:style-name="T31">s</text:span> <text:span text:style-name="T3">==</text:span><text:span text:style-name="T27">,</text:span> <text:span text:style-name="T3">!=</text:span>, <text:span text:style-name="T3">=</text:span> do the obvious things. </text:p>
      <text:p text:style-name="P11"/>
      <text:p text:style-name="P12">Now for a quick experiment on some of the methods. <text:span text:style-name="T60">Run the following program and study the output carefully.</text:span></text:p>
      <table:table table:name="Table2" table:style-name="Table2">
        <table:table-column table:style-name="Table2.A"/>
        <table:table-row table:style-name="TableLine2480522654080">
          <table:table-cell table:style-name="Table2.A1" office:value-type="string">
            <text:p text:style-name="P64">#include &lt;iostream&gt; </text:p>
            <text:p text:style-name="P64">#include &lt;vector&gt; </text:p>
            <text:p text:style-name="P64"/>
            <text:p text:style-name="P64">std::ostream &amp; operator&lt;&lt;(std::ostream &amp; cout, </text:p>
            <text:p text:style-name="P64"><text:s text:c="24"/>const std::vector&lt; int &gt; <text:span text:style-name="T31">&amp; </text:span>v) </text:p>
            <text:p text:style-name="P64">{ <text:span text:style-name="T61"><text:s/></text:span></text:p>
            <text:p text:style-name="P72"><text:s text:c="4"/><text:span text:style-name="T61">std::string sep = </text:span>"";</text:p>
            <text:p text:style-name="P66"><text:s text:c="4"/><text:span text:style-name="T32">cout &lt;&lt; '{';</text:span></text:p>
            <text:p text:style-name="P64"><text:s text:c="4"/>for (int <text:span text:style-name="T61">i</text:span> = 0; i &lt; v.size() - <text:span text:style-name="T32">1</text:span>; <text:span text:style-name="T61">++</text:span>i) </text:p>
            <text:p text:style-name="P64"><text:s text:c="4"/>{ </text:p>
            <text:p text:style-name="P66"><text:s text:c="8"/>cout &lt;&lt; <text:span text:style-name="T61">sep &lt;&lt; </text:span>v[i];</text:p>
            <text:p text:style-name="P72"><text:span text:style-name="T61"><text:s text:c="8"/>if (i == 0) sep = </text:span>", ";</text:p>
            <text:p text:style-name="P64"><text:s text:c="4"/>} </text:p>
            <text:p text:style-name="P66"><text:s text:c="4"/><text:span text:style-name="T32">cout &lt;&lt; '}';</text:span></text:p>
            <text:p text:style-name="P64"><text:s text:c="4"/>return cout; </text:p>
            <text:p text:style-name="P64">} </text:p>
            <text:p text:style-name="P64"/>
            <text:p text:style-name="P64">int main() </text:p>
            <text:p text:style-name="P64">{ </text:p>
            <text:p text:style-name="P64"><text:s text:c="4"/>int s = 3; </text:p>
            <text:p text:style-name="P64"><text:s text:c="4"/>std::vector&lt; int &gt; v(s); </text:p>
            <text:p text:style-name="P64"/>
            <text:p text:style-name="P64"><text:s text:c="4"/>v[0] = 1; v[1] = 10; v[2] = 100; </text:p>
            <text:p text:style-name="P64"/>
            <text:p text:style-name="P64"><text:s text:c="4"/>std::cout &lt;&lt; "v: " &lt;&lt; v &lt;&lt; "\n"; </text:p>
            <text:p text:style-name="P64"><text:s text:c="4"/>v[0] = 42; </text:p>
            <text:p text:style-name="P64"><text:s text:c="4"/>std::cout &lt;&lt; "v: " &lt;&lt; v &lt;&lt; "\n";</text:p>
            <text:p text:style-name="P64"/>
            <text:p text:style-name="P65"><text:s text:c="4"/><text:span text:style-name="T28">std::vector&lt; int &gt; u(v); </text:span></text:p>
            <text:p text:style-name="P73"><text:s text:c="4"/>std::cout &lt;&lt; "u: " &lt;&lt; u &lt;&lt; "\n"; </text:p>
            <text:p text:style-name="P73"/>
            <text:p text:style-name="P74"><text:s text:c="4"/>if (u == v)</text:p>
            <text:p text:style-name="P74"><text:span text:style-name="T31"><text:s text:c="4"/>{</text:span> </text:p>
            <text:p text:style-name="P73"><text:s text:c="8"/>std::cout &lt;&lt; "same\n"; </text:p>
            <text:p text:style-name="P84"><text:s text:c="4"/>}</text:p>
            <text:p text:style-name="P84"/>
            <text:p text:style-name="P73"><text:s text:c="4"/>v.resize(10); </text:p>
            <text:p text:style-name="P73"><text:s text:c="4"/>std::cout &lt;&lt; "v: " &lt;&lt; v &lt;&lt; "\n"; </text:p>
            <text:p text:style-name="P73"/>
            <text:p text:style-name="P73"><text:s text:c="4"/>std::vector&lt; int &gt; w(4); </text:p>
            <text:p text:style-name="P73"><text:s text:c="4"/>std::cout &lt;&lt; "w: " &lt;&lt; w &lt;&lt; "\n"; </text:p>
            <text:p text:style-name="P73"><text:s text:c="4"/></text:p>
            <text:p text:style-name="P73"><text:s text:c="4"/>w = u; </text:p>
            <text:p text:style-name="P73"><text:s text:c="4"/>std::cout &lt;&lt; "w: " &lt;&lt; w &lt;&lt; "\n"; </text:p>
            <text:p text:style-name="P73"/>
            <text:p text:style-name="P73"><text:s text:c="4"/>return 0;</text:p>
            <text:p text:style-name="P73">}</text:p>
          </table:table-cell>
        </table:table-row>
      </table:table>
      <text:p text:style-name="P13">Study the output carefully. <text:span text:style-name="T62">Try all the methods on your own – most of them are very similar to the methods in the </text:span><text:span text:style-name="T11">IntDynArr</text:span><text:span text:style-name="T62"> class.</text:span></text:p>
      <text:p text:style-name="P20"/>
      <text:p text:style-name="P36">Iterators</text:p>
      <text:p text:style-name="P21"/>
      <text:p text:style-name="P17"><text:span text:style-name="T52">Recall that we have written an </text:span><text:span text:style-name="T6">IntPointer</text:span><text:span text:style-name="T52"> class so that objects of this class behaves like integer pointers. Your </text:span><text:span text:style-name="T6">std::vector</text:span><text:span text:style-name="T52"> class also comes with a pointer class that can be used to point to values in a </text:span><text:span text:style-name="T6">std::vector</text:span><text:span text:style-name="T52"> object. The</text:span><text:span text:style-name="T64">s</text:span><text:span text:style-name="T52">e are called </text:span><text:span text:style-name="T54">iterator</text:span><text:span text:style-name="T52"> classes.</text:span></text:p>
      <text:p text:style-name="P17"/>
      <text:p text:style-name="P17">Besides accessing values in the vector using an index integer value, you can also use iterators. Iterators are object which pretend to be pointers. <text:span text:style-name="T35">This is similar to the previous program but using iterators. Run it and study the code very carefully.</text:span></text:p>
      <table:table table:name="Table3" table:style-name="Table3">
        <table:table-column table:style-name="Table3.A"/>
        <table:table-row table:style-name="TableLine2480522658432">
          <table:table-cell table:style-name="Table3.A1" office:value-type="string">
            <text:p text:style-name="P67">#include &lt;iostream&gt; </text:p>
            <text:p text:style-name="P67">#include &lt;vector&gt; </text:p>
            <text:p text:style-name="P85">#include &lt;string&gt;</text:p>
            <text:p text:style-name="P67"/>
            <text:p text:style-name="P67">std::ostream &amp; operator&lt;&lt;(std::ostream &amp; cout, </text:p>
            <text:p text:style-name="P67"><text:s text:c="24"/>const std::vector&lt; int &gt; <text:span text:style-name="T31">&amp; </text:span>v) </text:p>
            <text:p text:style-name="P67">{ </text:p>
            <text:p text:style-name="P67"><text:s text:c="4"/><text:span text:style-name="T32">cout &lt;&lt; '{';</text:span></text:p>
            <text:p text:style-name="P67"><text:s text:c="4"/><text:span text:style-name="T34">std::string sep("");</text:span></text:p>
            <text:p text:style-name="P67"/>
            <text:p text:style-name="P69"><text:s text:c="4"/>for (<text:span text:style-name="T33">std::vector&lt; int &gt;::const_iterator p =</text:span></text:p>
            <text:p text:style-name="P86"><text:s text:c="43"/>v.begin();</text:p>
            <text:p text:style-name="P67"><text:s text:c="9"/><text:span text:style-name="T33">p != v.end()</text:span>; <text:span text:style-name="T33">++p</text:span>) </text:p>
            <text:p text:style-name="P67"><text:s text:c="4"/>{ </text:p>
            <text:p text:style-name="P67"><text:s text:c="8"/>cout &lt;&lt; <text:span text:style-name="T34">sep &lt;&lt; (*p)</text:span>;</text:p>
            <text:p text:style-name="P68"><text:s text:c="8"/><text:span text:style-name="T34">if (sep == "") sep = ", ";</text:span></text:p>
            <text:p text:style-name="P67"><text:s text:c="4"/>} </text:p>
            <text:p text:style-name="P67"><text:s text:c="4"/><text:span text:style-name="T32">cout &lt;&lt; '}';</text:span></text:p>
            <text:p text:style-name="P67"><text:s text:c="4"/>return cout; </text:p>
            <text:p text:style-name="P67">} </text:p>
            <text:p text:style-name="P67"/>
            <text:p text:style-name="P67"/>
            <text:p text:style-name="P67">int main()</text:p>
            <text:p text:style-name="P67">{ </text:p>
            <text:p text:style-name="P67"><text:s text:c="4"/>int s = 3; </text:p>
            <text:p text:style-name="P67"><text:s text:c="4"/>std::vector&lt; int &gt; v(s); </text:p>
            <text:p text:style-name="P67"/>
            <text:p text:style-name="P70"><text:s text:c="4"/>v[<text:span text:style-name="T35">0</text:span>] = 1; v[1] = 10; v[2] = 100; </text:p>
            <text:p text:style-name="P67"/>
            <text:p text:style-name="P67"><text:s text:c="4"/>std::cout &lt;&lt; "v: " &lt;&lt; v &lt;&lt; "\n"; </text:p>
            <text:p text:style-name="P75"/>
            <text:p text:style-name="P75"><text:s text:c="4"/><text:span text:style-name="T34">std::vector&lt; int &gt;::iterator p = v.begin();</text:span></text:p>
            <text:p text:style-name="P75"><text:s text:c="4"/>*<text:span text:style-name="T34">p = 42;</text:span></text:p>
            <text:p text:style-name="P75"><text:s text:c="4"/><text:span text:style-name="T34">++p;</text:span></text:p>
            <text:p text:style-name="P75"><text:s text:c="4"/>*<text:span text:style-name="T34">p = 43;</text:span></text:p>
            <text:p text:style-name="P75"><text:s text:c="4"/><text:span text:style-name="T34">p = v.end();</text:span></text:p>
            <text:p text:style-name="P75"><text:s text:c="4"/>--<text:span text:style-name="T52">p;</text:span></text:p>
            <text:p text:style-name="P75"><text:s text:c="4"/>*<text:span text:style-name="T34">p = 99;</text:span></text:p>
            <text:p text:style-name="P76"><text:s text:c="4"/><text:span text:style-name="T34">std::cout &lt;&lt; "v: " &lt;&lt; v &lt;&lt; "\n";</text:span></text:p>
            <text:p text:style-name="P76"/>
            <text:p text:style-name="P76"><text:s text:c="4"/><text:span text:style-name="T34">p = v.begin();</text:span></text:p>
            <text:p text:style-name="P76"><text:s text:c="4"/><text:span text:style-name="T34">p += 1;</text:span></text:p>
            <text:p text:style-name="P76"><text:s text:c="4"/><text:span text:style-name="T34">v.erase(p);</text:span></text:p>
            <text:p text:style-name="P76"><text:s text:c="4"/><text:span text:style-name="T34">std::cout &lt;&lt; "v: " &lt;&lt; v &lt;&lt; "\n";</text:span></text:p>
            <text:p text:style-name="P76"><text:soft-page-break/></text:p>
            <text:p text:style-name="P75"><text:s text:c="4"/>return 0;</text:p>
            <text:p text:style-name="P75">}</text:p>
          </table:table-cell>
        </table:table-row>
      </table:table>
      <text:p text:style-name="P18"><text:span text:style-name="T3">std::vector&lt; int &gt;::const_iterator</text:span> objects are pointers that do not change the value they point to. <text:span text:style-name="T3">std::vector&lt; int &gt;::iterator</text:span> objects are pointers that can change the value they point to. <text:span text:style-name="T36">When you do</text:span></text:p>
      <text:p text:style-name="P16"/>
      <text:p text:style-name="P77"><text:s text:c="4"/><text:span text:style-name="T34">std::vector&lt; int &gt;::iterator p = v.begin();</text:span></text:p>
      <text:p text:style-name="P105"/>
      <text:p text:style-name="P94"><text:span text:style-name="T37">the iterator </text:span>p<text:span text:style-name="T37"> will point to the first value of </text:span>v<text:span text:style-name="T37">. In this case </text:span><text:span text:style-name="T3">p</text:span><text:span text:style-name="T37"> can change the value that it points to. So you can change the first value of v to 42 if you do this:</text:span></text:p>
      <text:p text:style-name="P105"/>
      <text:p text:style-name="P77"><text:s text:c="4"/><text:span text:style-name="T34">std::vector&lt; int &gt;::iterator p = v.begin();</text:span></text:p>
      <text:p text:style-name="P77"><text:s text:c="4"/>*<text:span text:style-name="T36">p = 42;</text:span></text:p>
      <text:p text:style-name="P105"/>
      <text:p text:style-name="P105">However if you do</text:p>
      <text:p text:style-name="P19"/>
      <text:p text:style-name="P77"><text:s text:c="4"/><text:span text:style-name="T34">std::vector&lt; int &gt;::const_iterator p = v.begin();</text:span></text:p>
      <text:p text:style-name="P105"/>
      <text:p text:style-name="P26">then <text:span text:style-name="T3">p</text:span> cannot change the value it points to. So for instance the compiler will yell at <text:span text:style-name="T63">you</text:span> if you write this:</text:p>
      <text:p text:style-name="P26"/>
      <text:p text:style-name="P77"><text:s text:c="4"/><text:span text:style-name="T34">std::vector&lt; int &gt;::const_iterator p = v.begin();</text:span></text:p>
      <text:p text:style-name="P77"><text:s text:c="4"/>*<text:span text:style-name="T36">p = 42;</text:span></text:p>
      <text:p text:style-name="P77"/>
      <text:p text:style-name="P92"><text:span text:style-name="T37">By the way the reason for the second “</text:span>::<text:span text:style-name="T37">” in</text:span> </text:p>
      <text:p text:style-name="P92"/>
      <text:p text:style-name="P79"><text:s text:c="4"/><text:span text:style-name="T34">std::vector&lt; int &gt;</text:span><text:span text:style-name="T55">::</text:span><text:span text:style-name="T34">iterator p;</text:span></text:p>
      <text:p text:style-name="P79"/>
      <text:p text:style-name="P92"><text:span text:style-name="T37">is because the iterator class is </text:span><text:span text:style-name="T45">defined </text:span><text:span text:style-name="T39">inside</text:span><text:span text:style-name="T37"> the </text:span>std::vector <text:span text:style-name="T37">class:</text:span></text:p>
      <table:table table:name="Table4" table:style-name="Table4">
        <table:table-column table:style-name="Table4.A"/>
        <table:table-row table:style-name="TableLine2480522664688">
          <table:table-cell table:style-name="Table4.A1" office:value-type="string">
            <text:p text:style-name="P117">template &lt; typename T &gt; </text:p>
            <text:p text:style-name="P116">class vector</text:p>
            <text:p text:style-name="P115">{</text:p>
            <text:p text:style-name="P115">...</text:p>
            <text:p text:style-name="P115"><text:s text:c="4"/>class iterator</text:p>
            <text:p text:style-name="P115"><text:s text:c="4"/>{</text:p>
            <text:p text:style-name="P115"><text:s text:c="4"/>...</text:p>
            <text:p text:style-name="P115"><text:s text:c="4"/>};</text:p>
            <text:p text:style-name="P115"><text:s text:c="4"/>class const_iterator</text:p>
            <text:p text:style-name="P115"><text:s text:c="4"/>{</text:p>
            <text:p text:style-name="P115"><text:s text:c="4"/>...</text:p>
            <text:p text:style-name="P115"><text:s text:c="4"/>};</text:p>
            <text:p text:style-name="P115">...</text:p>
            <text:p text:style-name="P115">};</text:p>
          </table:table-cell>
        </table:table-row>
      </table:table>
      <text:p text:style-name="P104">Yes, that’s right … you can nest class definitions.</text:p>
      <text:p text:style-name="P92"/>
      <text:p text:style-name="P104">Let’s go on. <text:span text:style-name="T53">If you do</text:span></text:p>
      <text:p text:style-name="P102"/>
      <text:p text:style-name="P78"><text:s text:c="4"/><text:span text:style-name="T34">std::vector&lt; int &gt;::iterator p = v.end();</text:span></text:p>
      <text:p text:style-name="P78"/>
      <text:p text:style-name="P90"><text:soft-page-break/><text:span text:style-name="T37">then </text:span>p<text:span text:style-name="T57"> will point to the </text:span><text:span text:style-name="T39">very first value beyond</text:span><text:span text:style-name="T57"> the last value of </text:span>v.<text:span text:style-name="T37"> Therefore a for-loop that runs an iterator through the value of </text:span>v<text:span text:style-name="T37"> would look like:</text:span></text:p>
      <text:p text:style-name="P90"/>
      <text:p text:style-name="P28">for (<text:span text:style-name="T33">std::vector&lt; int &gt;::iterator p = v.begin();</text:span></text:p>
      <text:p text:style-name="P28"><text:s text:c="5"/><text:span text:style-name="T53">p != v.end(); ++p)</text:span></text:p>
      <text:p text:style-name="P30">{</text:p>
      <text:p text:style-name="P30"><text:s text:c="4"/>...</text:p>
      <text:p text:style-name="P30">}</text:p>
      <text:p text:style-name="P71"/>
      <text:p text:style-name="P103">In this case the iterator <text:span text:style-name="T3">p</text:span> can change the values of <text:span text:style-name="T3">v</text:span>. If you do not want to change the value of <text:span text:style-name="T3">v</text:span>, you can use a constant iterator:</text:p>
      <text:p text:style-name="P103"/>
      <text:p text:style-name="P29">for (<text:span text:style-name="T33">std::vector&lt; int &gt;::const_iterator p = v.begin();</text:span></text:p>
      <text:p text:style-name="P29"><text:s text:c="5"/><text:span text:style-name="T53">p != v.end(); ++p)</text:span></text:p>
      <text:p text:style-name="P31">{</text:p>
      <text:p text:style-name="P31"><text:s text:c="4"/>...</text:p>
      <text:p text:style-name="P31">}</text:p>
      <text:p text:style-name="P91"/>
      <text:p text:style-name="P101">Like a regular pointer, you can do pointer arithmetic on your iterators.</text:p>
      <text:p text:style-name="P77"/>
      <text:p text:style-name="P77"><text:s text:c="4"/><text:span text:style-name="T34">std::vector&lt; int &gt;::iterator p = v.begin();</text:span></text:p>
      <text:p text:style-name="P77"><text:s text:c="4"/>*<text:span text:style-name="T36">p = 42; // Index 0 value of v is change to 42</text:span></text:p>
      <text:p text:style-name="P77"><text:s text:c="4"/><text:span text:style-name="T36">++p; <text:s text:c="4"/>// p now points to index 1 value of v</text:span></text:p>
      <text:p text:style-name="P77"><text:s text:c="4"/><text:span text:style-name="T36">p += 3 <text:s text:c="2"/>// p not points to index 4 value of v</text:span></text:p>
      <text:p text:style-name="P77"/>
      <text:p text:style-name="P88"><text:span text:style-name="T37">You can also do </text:span>--p<text:span text:style-name="T37"> and </text:span>p -= <text:span text:style-name="T59">5</text:span>.</text:p>
      <text:p text:style-name="P101"/>
      <text:p text:style-name="P87"><text:span text:style-name="T37">While </text:span>v.begin()<text:span text:style-name="T51"> gives you the address of the index </text:span>0<text:span text:style-name="T37"> value of </text:span>v<text:span text:style-name="T37">,</text:span> v.end()<text:span text:style-name="T37"> will give you the address of the last value of </text:span>v<text:span text:style-name="T37">, i.e., the value at index </text:span>v.size() - 1. </text:p>
      <text:p text:style-name="P77"/>
      <text:p text:style-name="P88"><text:span text:style-name="T37">If </text:span>p<text:span text:style-name="T37"> is an iterator,</text:span> </text:p>
      <text:p text:style-name="P88"/>
      <text:p text:style-name="P88"><text:tab/>v.erase(p)</text:p>
      <text:p text:style-name="P105"/>
      <text:p text:style-name="P95"><text:span text:style-name="T37">will erase the value that </text:span><text:span text:style-name="T3">p</text:span><text:span text:style-name="T37"> points to – values in </text:span><text:span text:style-name="T3">v</text:span><text:span text:style-name="T37"> after the value that is being erased will be move backward by one index step and the size of </text:span><text:span text:style-name="T3">v</text:span><text:span text:style-name="T37"> is decremented by 1. </text:span><text:span text:style-name="T38">You can also erase a whole section of your vector. For instance i</text:span><text:span text:style-name="T45">f</text:span><text:span text:style-name="T38"> </text:span><text:span text:style-name="T7">v</text:span><text:span text:style-name="T38"> has 100 values, then </text:span></text:p>
      <text:p text:style-name="P106"/>
      <text:p text:style-name="P89"><text:tab/>v.erase(<text:span text:style-name="T53">v.begin() + 3, v.begin() + 10</text:span>);</text:p>
      <text:p text:style-name="P107"/>
      <text:p text:style-name="P99"><text:span text:style-name="T38">w</text:span><text:span text:style-name="T37">ill erase the values from index 0 + 3 to 0 + 10; the size decrements by 8. </text:span><text:span text:style-name="T38">Make sure you create a test case for this and verify it for yourself.</text:span></text:p>
      <text:p text:style-name="P108"/>
      <text:p text:style-name="P110">By the way, make sure you see </text:p>
      <text:list xml:id="list1789156199" text:style-name="L2">
        <text:list-item>
          <text:p text:style-name="P124"><text:span text:style-name="T46">the difference between </text:span><text:span text:style-name="T10">v.front()</text:span><text:span text:style-name="T46"> and </text:span><text:span text:style-name="T10">v.begin()</text:span><text:span text:style-name="T46"> and </text:span></text:p>
        </text:list-item>
        <text:list-item>
          <text:p text:style-name="P124"><text:span text:style-name="T46">the difference between </text:span><text:span text:style-name="T10">v.back()</text:span><text:span text:style-name="T46"> and </text:span><text:span text:style-name="T10">v.end()</text:span><text:span text:style-name="T46">. </text:span></text:p>
        </text:list-item>
      </text:list>
      <text:p text:style-name="P119"><text:span text:style-name="T46">If you don’t see the </text:span><text:span text:style-name="T47">difference, start from the beginning of this document and read it all over</text:span><text:span text:style-name="T46"> again.</text:span></text:p>
      <text:p text:style-name="P111"/>
      <text:p text:style-name="P96"><text:span text:style-name="T37">Iterators are </text:span><text:span text:style-name="T39">extremely important</text:span><text:span text:style-name="T37"> when working with containers classes of C++ because all container classes (like std::string </text:span><text:soft-page-break/><text:span text:style-name="T37">and std::vector) have iterators. So iterators provide a </text:span><text:span text:style-name="T39">common way</text:span><text:span text:style-name="T37"> to access, modify, delete values in these containers.</text:span></text:p>
      <text:p text:style-name="P109"/>
      <text:p text:style-name="P109"/>
      <text:p text:style-name="P96"><text:span text:style-name="T42">E</text:span><text:span text:style-name="T41">xercise.</text:span><text:span text:style-name="T37"> Create a vector </text:span><text:span text:style-name="T40">v </text:span><text:span text:style-name="T37">of 10 doubles. Using iterators, do the following:</text:span></text:p>
      <text:list xml:id="list1545217477" text:style-name="L3">
        <text:list-item>
          <text:p text:style-name="P125">Set the first value to 3.1</text:p>
        </text:list-item>
        <text:list-item>
          <text:p text:style-name="P125">Set the second value to 3.14</text:p>
        </text:list-item>
        <text:list-item>
          <text:p text:style-name="P125">Set the third value to 3.141</text:p>
        </text:list-item>
        <text:list-item>
          <text:p text:style-name="P126">Using a for-loop, set the rest to <text:s/>-1.0</text:p>
        </text:list-item>
        <text:list-item>
          <text:p text:style-name="P126">Using a for-loop, print all the values of v.</text:p>
        </text:list-item>
        <text:list-item>
          <text:p text:style-name="P126">Erase all the values which are -1.0.</text:p>
        </text:list-item>
        <text:list-item>
          <text:p text:style-name="P126">Print the size of v – you should get 3.</text:p>
        </text:list-item>
        <text:list-item>
          <text:p text:style-name="P126">Using a for-loop, print all the values of v – you should see only 3 values.</text:p>
        </text:list-item>
      </text:list>
      <text:p text:style-name="P112"/>
      <text:p text:style-name="P112"/>
      <text:p text:style-name="P98"><text:span text:style-name="T43">Exercise. </text:span><text:span text:style-name="T44">Implement</text:span><text:span text:style-name="T49"> the following function prototypes (which you learn from CISS240):</text:span></text:p>
      <text:p text:style-name="P120">int count(<text:span text:style-name="T65">const </text:span>std::vector&lt; int &gt; <text:span text:style-name="T65">&amp; </text:span>v, int target);</text:p>
      <text:p text:style-name="P120">int linearsearch(<text:span text:style-name="T65">const </text:span>std::vector&lt; int &gt; <text:span text:style-name="T65">&amp; </text:span>v, int target);</text:p>
      <text:p text:style-name="P120">void bubblesort(std::vector&lt; int &gt; <text:span text:style-name="T65">&amp; </text:span>v);</text:p>
      <text:p text:style-name="P120">int binarysearch(<text:span text:style-name="T65">const </text:span>std::vector&lt; int &gt; <text:span text:style-name="T65">&amp; </text:span>v, int target);</text:p>
      <text:p text:style-name="P114"/>
      <text:p text:style-name="P37">2D arrays</text:p>
      <text:p text:style-name="P112"/>
      <text:p text:style-name="P97"><text:span text:style-name="T37">Since </text:span><text:span text:style-name="T3">std::vector</text:span><text:span text:style-name="T37"> is a class template, </text:span><text:span text:style-name="T50">I </text:span><text:span text:style-name="T37">can create a vector where each value in this vector … </text:span><text:span text:style-name="T39">is also a vector!!!</text:span></text:p>
      <text:p text:style-name="P112"/>
      <text:p text:style-name="P97"><text:tab/>std::vector&lt; std::vector&lt; int &gt; &gt; v;</text:p>
      <text:p text:style-name="P97"><text:tab/>v.resize(3);</text:p>
      <text:p text:style-name="P97"/>
      <text:p text:style-name="P97"><text:span text:style-name="T37">At this point, </text:span>v<text:span text:style-name="T37"> has 3 values, i.e., </text:span>v<text:span text:style-name="T37"> has 3 vectors. Now I’ll make each of the 3 vectors in </text:span>v<text:span text:style-name="T37"> into vectors of size 5:</text:span></text:p>
      <text:p text:style-name="P112"/>
      <text:p text:style-name="P97"><text:tab/>for (int i = 0; <text:span text:style-name="T58">i</text:span> &lt; 3; ++i)</text:p>
      <text:p text:style-name="P97"><text:tab/>{</text:p>
      <text:p text:style-name="P97"><text:tab/> <text:s text:c="3"/>v[i].resize(5);<text:line-break/><text:tab/>}</text:p>
      <text:p text:style-name="P112"/>
      <text:p text:style-name="P97"><text:span text:style-name="T37">Viola … </text:span>v<text:span text:style-name="T37"> is now a 2D array of size 3-by-5. Get it?</text:span></text:p>
      <text:p text:style-name="P112"/>
      <text:p text:style-name="P112"/>
      <text:p text:style-name="P100"><text:span text:style-name="T41">Exercise.</text:span><text:span text:style-name="T37"> Write a function to print the values of a </text:span>std::vector&lt; std::vector &lt; int &gt; &gt;<text:span text:style-name="T37"> object.</text:span></text:p>
      <text:p text:style-name="P112"/>
      <text:p text:style-name="P112"/>
      <text:p text:style-name="P100"><text:span text:style-name="T41">Exercise.</text:span><text:span text:style-name="T37"> Write a function to print the </text:span>v<text:span text:style-name="T37"> above. Here’s an example of how the output should look like:</text:span></text:p>
      <text:p text:style-name="P118">[[1 3 5 7]</text:p>
      <text:p text:style-name="P118"><text:s/>[2 4 6 8]</text:p>
      <text:p text:style-name="P118"><text:s/>[3 6 9 12]]</text:p>
      <text:p text:style-name="P100"><text:span text:style-name="T37">Your function should work for any sizes of </text:span>v<text:span text:style-name="T37">.</text:span></text:p>
      <text:p text:style-name="P113"/>
      <text:p text:style-name="P113"/>
      <text:p text:style-name="P100"><text:span text:style-name="T41">Exercise.</text:span><text:span text:style-name="T37"> Write a tic-tac-toe game where the board size is n-by-n </text:span><text:span text:style-name="T48">where</text:span><text:span text:style-name="T37"> n is specified by the user. </text:span></text:p>
      <text:p text:style-name="P113"/>
      <text:p text:style-name="P97"><text:span text:style-name="T41"><text:line-break/></text:span><text:span text:style-name="T43">Exercise. </text:span><text:span text:style-name="T45">Create a 2D array of integer values using </text:span><text:span text:style-name="T8">std::vector</text:span><text:span text:style-name="T45"> where even index rows have size 4 and odd index rows have size 5. </text:span></text:p>
      <text:p text:style-name="P35">References</text:p>
      <text:p text:style-name="P14"/>
      <text:list xml:id="list1611494724" text:style-name="L4">
        <text:list-item>
          <text:p text:style-name="P122">C++ textbooks usually contain information on STL classes. </text:p>
        </text:list-item>
        <text:list-item>
          <text:p text:style-name="P122">There are lots of C++ reference on the web. Example: cppreference.com. </text:p>
        </text:list-item>
        <text:list-item>
          <text:p text:style-name="P122">Knowing the STL classes help the engineering of software. </text:p>
          <text:p text:style-name="P122">However knowledge of constructing your own classes is also important because (obviously) STL does not provide all the possibly useful classes! Sometimes you might need to write your </text:p>
          <text:p text:style-name="P122">own classes for performance reasons.</text:p>
        </text:list-item>
        <text:list-item>
          <text:p text:style-name="P123">At other times, because of the nature of your problem, you might be able to write your own class which will produce objects with faster methods. </text:p>
        </text:list-item>
        <text:list-item>
          <text:p text:style-name="P123">Therefore it's extremely important to know how some of the standard classes in your C++ compilers are implemented.</text:p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l" svg:font-family="Aril"/>
    <style:font-face style:name="Lohit Devanagari1" svg:font-family="'Lohit Devanagari'"/>
    <style:font-face style:name="Ri" svg:font-family="Ri"/>
    <style:font-face style:name="Arial2" svg:font-family="Arial" style:font-family-generic="swiss"/>
    <style:font-face style:name="Arial" svg:font-family="Arial" style:font-adornments="Regular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fo:font-size="10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Arial2" fo:font-size="10pt" officeooo:paragraph-rsid="0012d0f1" style:font-size-asian="10pt" style:font-size-complex="10pt"/>
    </style:style>
    <style:style style:name="MT1" style:family="text">
      <style:text-properties officeooo:rsid="00010838"/>
    </style:style>
    <style:style style:name="MT2" style:family="text">
      <style:text-properties officeooo:rsid="00650e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++ (Y. Liow) <text:s text:c="60"/><text:span text:style-name="MT1">73. STL </text:span><text:span text:style-name="MT2">v</text:span><text:span text:style-name="MT1">ector </text:span><text:span text:style-name="MT2">c</text:span><text:span text:style-name="MT1">las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4-15T16:33:21.076335764</meta:creation-date>
    <dc:date>2024-04-10T17:15:44.992000000</dc:date>
    <meta:editing-duration>P1DT15H25M9S</meta:editing-duration>
    <meta:editing-cycles>69</meta:editing-cycles>
    <meta:generator>LibreOffice/7.1.2.2$Windows_X86_64 LibreOffice_project/8a45595d069ef5570103caea1b71cc9d82b2aae4</meta:generator>
    <meta:document-statistic meta:table-count="4" meta:image-count="0" meta:object-count="0" meta:page-count="11" meta:paragraph-count="236" meta:word-count="1826" meta:character-count="10387" meta:non-whitespace-character-count="7893"/>
  </office:meta>
</office:document-meta>
</file>